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0e8c1" officeooo:paragraph-rsid="0000e8c1"/>
    </style:style>
    <style:style style:name="P2" style:family="paragraph" style:parent-style-name="Standard">
      <style:text-properties fo:color="#00688f" style:font-name="Ubuntu" fo:font-size="16pt" officeooo:rsid="0000e8c1" officeooo:paragraph-rsid="0000e8c1" style:font-size-asian="16pt" style:font-size-complex="16pt"/>
    </style:style>
    <style:style style:name="P3" style:family="paragraph" style:parent-style-name="Standard">
      <style:text-properties fo:color="#00688f" style:font-name="Ubuntu" fo:font-size="16pt" officeooo:rsid="00029cbf" officeooo:paragraph-rsid="00029cbf" style:font-size-asian="16pt" style:font-size-complex="16pt"/>
    </style:style>
    <style:style style:name="P4" style:family="paragraph" style:parent-style-name="Standard">
      <style:text-properties fo:color="#00688f" style:font-name="Ubuntu" fo:font-size="16pt" fo:font-weight="bold" officeooo:rsid="0000e8c1" officeooo:paragraph-rsid="0000e8c1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688f" style:font-name="Ubuntu Mono" fo:font-size="16pt" officeooo:rsid="00029cbf" officeooo:paragraph-rsid="00029cbf" style:font-size-asian="16pt" style:font-size-complex="16pt"/>
    </style:style>
    <style:style style:name="P6" style:family="paragraph" style:parent-style-name="Standard">
      <style:text-properties fo:color="#e48e1a" style:font-name="Ubuntu" fo:font-size="16pt" officeooo:rsid="0000e8c1" officeooo:paragraph-rsid="0000e8c1" style:font-size-asian="16pt" style:font-size-complex="16pt"/>
    </style:style>
    <style:style style:name="P7" style:family="paragraph" style:parent-style-name="Standard">
      <style:text-properties fo:color="#e48e1a" style:font-name="Ubuntu Mono" fo:font-size="16pt" officeooo:rsid="00029cbf" officeooo:paragraph-rsid="00029cbf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SQL Custom Colors</text:p>
      <text:p text:style-name="P1"/>
      <text:p text:style-name="P2">Blue:<text:tab/><text:tab/><text:tab/>0 / 104 / 143<text:tab/><text:tab/>#00688F</text:p>
      <text:p text:style-name="P6">Yellow:<text:tab/><text:tab/>228 / 142 / 26<text:tab/><text:tab/>#E48E1A</text:p>
      <text:p text:style-name="P2"/>
      <text:p text:style-name="P5">Edit the following file:</text:p>
      <text:p text:style-name="P7">&lt;draw:color draw:name="Black" draw:color="#000000"/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30:51.063062723</meta:creation-date>
    <dc:date>2018-06-24T09:33:51.756969198</dc:date>
    <meta:editing-duration>PT3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4" meta:character-count="157" meta:non-whitespace-character-count="133"/>
  </office:meta>
</office:document-meta>
</file>